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558cm"/>
    </style:style>
    <style:style style:name="co3" style:family="table-column">
      <style:table-column-properties fo:break-before="auto" style:column-width="3.279cm"/>
    </style:style>
    <style:style style:name="co8" style:family="table-column">
      <style:table-column-properties fo:break-before="auto" style:column-width="8.107cm"/>
    </style:style>
    <style:style style:name="co9" style:family="table-column">
      <style:table-column-properties fo:break-before="auto" style:column-width="11.603cm"/>
    </style:style>
    <style:style style:name="co6" style:family="table-column">
      <style:table-column-properties fo:break-before="auto" style:column-width="9.384cm"/>
    </style:style>
    <style:style style:name="co10" style:family="table-column">
      <style:table-column-properties fo:break-before="auto" style:column-width="7.858cm"/>
    </style:style>
    <style:style style:name="co5" style:family="table-column">
      <style:table-column-properties fo:break-before="auto" style:column-width="8.274cm"/>
    </style:style>
    <style:style style:name="co11" style:family="table-column">
      <style:table-column-properties fo:break-before="auto" style:column-width="3.556cm"/>
    </style:style>
    <style:style style:name="co12" style:family="table-column">
      <style:table-column-properties fo:break-before="auto" style:column-width="2.418cm"/>
    </style:style>
    <style:style style:name="co13" style:family="table-column">
      <style:table-column-properties fo:break-before="auto" style:column-width="7.303cm"/>
    </style:style>
    <style:style style:name="co14" style:family="table-column">
      <style:table-column-properties fo:break-before="auto" style:column-width="2.835cm"/>
    </style:style>
    <style:style style:name="co15" style:family="table-column">
      <style:table-column-properties fo:break-before="auto" style:column-width="5.803cm"/>
    </style:style>
    <style:style style:name="co16" style:family="table-column">
      <style:table-column-properties fo:break-before="auto" style:column-width="5.914cm"/>
    </style:style>
    <style:style style:name="co17" style:family="table-column">
      <style:table-column-properties fo:break-before="auto" style:column-width="2.891cm"/>
    </style:style>
    <style:style style:name="co18" style:family="table-column">
      <style:table-column-properties fo:break-before="auto" style:column-width="3.667cm"/>
    </style:style>
    <style:style style:name="co19" style:family="table-column">
      <style:table-column-properties fo:break-before="auto" style:column-width="11.437cm"/>
    </style:style>
    <style:style style:name="co20" style:family="table-column">
      <style:table-column-properties fo:break-before="auto" style:column-width="8.634cm"/>
    </style:style>
    <style:style style:name="co21" style:family="table-column">
      <style:table-column-properties fo:break-before="auto" style:column-width="10.134cm"/>
    </style:style>
    <style:style style:name="co22" style:family="table-column">
      <style:table-column-properties fo:break-before="auto" style:column-width="5.472cm"/>
    </style:style>
    <style:style style:name="co23" style:family="table-column">
      <style:table-column-properties fo:break-before="auto" style:column-width="10.687cm"/>
    </style:style>
    <style:style style:name="co24" style:family="table-column">
      <style:table-column-properties fo:break-before="auto" style:column-width="11.714cm"/>
    </style:style>
    <style:style style:name="co25" style:family="table-column">
      <style:table-column-properties fo:break-before="auto" style:column-width="6.609cm"/>
    </style:style>
    <style:style style:name="co27" style:family="table-column">
      <style:table-column-properties fo:break-before="auto" style:column-width="2.612cm"/>
    </style:style>
    <style:style style:name="co28" style:family="table-column">
      <style:table-column-properties fo:break-before="auto" style:column-width="7.137cm"/>
    </style:style>
    <style:style style:name="co29" style:family="table-column">
      <style:table-column-properties fo:break-before="auto" style:column-width="9.162cm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</office:automatic-styles>
  <office:body>
    <office:spreadsheet>
      <table:table table:name="MKY.IO.Ports" table:style-name="ta1" table:print="false">
        <office:forms form:automatic-focus="false" form:apply-design-mode="false"/>
        <table:table-column table:style-name="co1" table:default-cell-style-name="ce1"/>
        <table:table-column table:style-name="co27" table:default-cell-style-name="ce1"/>
        <table:table-column table:style-name="co3" table:default-cell-style-name="ce1"/>
        <table:table-column table:style-name="co28" table:default-cell-style-name="ce1"/>
        <table:table-column table:style-name="co29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reak State</text:p>
          </table:table-cell>
          <table:table-cell table:number-columns-repeated="3"/>
          <table:table-cell office:value-type="string">
            <text:p>Using RS-232 hardware, see "YAT - BreakStateTest.jpg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SB/RS-232</text:p>
          </table:table-cell>
          <table:table-cell office:value-type="string">
            <text:p>Disconnect</text:p>
          </table:table-cell>
          <table:table-cell office:value-type="string">
            <text:p>Create and 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SIR <text:s/>while opening</text:p>
          </table:table-cell>
          <table:table-cell office:value-type="string">
            <text:p>Start continues mode on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No Ports</text:p>
          </table:table-cell>
          <table:table-cell/>
          <table:table-cell office:value-type="string">
            <text:p>Disable all internal serial COM ports</text:p>
            <text:p>Disconnect all USB/RS-232 adapters</text:p>
            <text:p>Disable all virtual ports such as com0com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Start YAT</text:p>
          </table:table-cell>
          <table:table-cell office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office:value-type="string">
            <text:p>Bluetooth only</text:p>
          </table:table-cell>
          <table:table-cell/>
          <table:table-cell office:value-type="string">
            <text:p>Create a single Bluetooth COM port</text:p>
            <text:p>(e.g. using the mobil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office:value-type="string">
            <text:p>Default port must be Bluetoot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e-enable virtual ports again</text:p>
          </table:table-cell>
          <table:table-cell table:number-columns-repeated="1020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Ports" table:style-name="ta1" table:print="false">
        <table:table-column table:style-name="co1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On/XOff</text:p>
          </table:table-cell>
          <table:table-cell office:value-type="string">
            <text:p>Closed</text:p>
          </table:table-cell>
          <table:table-cell office:value-type="string">
            <text:p>Create new termial on serial COM port</text:p>
          </table:table-cell>
          <table:table-cell office:value-type="string">
            <text:p>OXS and IXS state is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None</text:p>
          </table:table-cell>
          <table:table-cell office:value-type="string">
            <text:p>Start/open terminal</text:p>
          </table:table-cell>
          <table:table-cell office:value-type="string">
            <text:p>OXS and IXS state are hidden</text:p>
          </table:table-cell>
          <table:table-cell office:value-type="string">
            <text:p>FlowControlDefault = N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Stop/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en – Manual</text:p>
          </table:table-cell>
          <table:table-cell office:value-type="string">
            <text:p>Set terminal to 'Manual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OXS and IXS state are shown, both are off = red</text:p>
          </table:table-cell>
          <table:table-cell office:value-type="string">
            <text:p>Manual flow control doesn't automatically set X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pen – Combined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terminal to 'Combined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OXS and IXS state are shown, OXS is on, IXS is assumed to be on to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X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OXS of first terminal</text:p>
          </table:table-cell>
          <table:table-cell office:value-type="string">
            <text:p>&lt;XON&gt; is received by second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XS of second terminal is still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OXS of first terminal</text:p>
          </table:table-cell>
          <table:table-cell office:value-type="string">
            <text:p>&lt;XOFF&gt; is received by second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XS of second terminal is off</text:p>
          </table:table-cell>
          <table:table-cell table:number-columns-repeated="1019"/>
        </table:table-row>
        <table:table-row table:style-name="ro1" table:number-rows-repeated="65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table:table-column table:style-name="co1" table:default-cell-style-name="ce1"/>
        <table:table-column table:style-name="co7" table:default-cell-style-name="ce1"/>
        <table:table-column table:style-name="co3" table:default-cell-style-name="ce1"/>
        <table:table-column table:style-name="co10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SIR <text:s/>while opening</text:p>
          </table:table-cell>
          <table:table-cell office:value-type="string">
            <text:p>Start continues mode on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office:value-type="string">
            <text:p>Both terminals are still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table:table-column table:style-name="co1" table:default-cell-style-name="ce1"/>
        <table:table-column table:style-name="co14" table:default-cell-style-name="ce1"/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Place YAT onto primary scre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YAT starts on primary sc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Place YAT onto secondary scre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YAT starts on secondary sc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Place YAT onto secondary scre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move secondary screen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Start YAT again</text:p>
          </table:table-cell>
          <table:table-cell office:value-type="string">
            <text:p>YAT must start on <text:span text:style-name="T1">primary</text:span> screen</text:p>
          </table:table-cell>
          <table:table-cell table:number-columns-repeated="1019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Terminal" table:style-name="ta1" table:print="false"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Copy-paste</text:p>
          </table:table-cell>
          <table:table-cell office:value-type="string">
            <text:p>Single line</text:p>
          </table:table-cell>
          <table:table-cell office:value-type="string">
            <text:p>Send a 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opy a sent line and paste it into the "Send Command" text box</text:p>
          </table:table-cell>
          <table:table-cell office:value-type="string">
            <text:p>Command is available fo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the line again</text:p>
          </table:table-cell>
          <table:table-cell office:value-type="string">
            <text:p>Command is sent exactly the same as befor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ultiple lines</text:p>
          </table:table-cell>
          <table:table-cell office:value-type="string">
            <text:p>Copy multiple lines and paste them into a text editor</text:p>
          </table:table-cell>
          <table:table-cell office:value-type="string">
            <text:p>All characters of all lines are pasted into the text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ormatted lines</text:p>
          </table:table-cell>
          <table:table-cell office:value-type="string">
            <text:p>Copy multiple lines and paste them into a word processer</text:p>
          </table:table-cell>
          <table:table-cell office:value-type="string">
            <text:p>All characters of all lines are properly format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nd command</text:p>
          </table:table-cell>
          <table:table-cell office:value-type="string">
            <text:p>Keys</text:p>
          </table:table-cell>
          <table:table-cell office:value-type="string">
            <text:p>Enter a valid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Command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Leave text box with tab and forward 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Hit 'Enter' again</text:p>
          </table:table-cell>
          <table:table-cell office:value-type="string">
            <text:p>Command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shortcut 'F3' to send</text:p>
          </table:table-cell>
          <table:table-cell office:value-type="string">
            <text:p>Command i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Validation</text:p>
          </table:table-cell>
          <table:table-cell office:value-type="string">
            <text:p>Enter an invalid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Hit 'Enter' again</text:p>
          </table:table-cell>
          <table:table-cell table:formula="of:=[.E19]" office:value-type="string" office:string-value="MsgBox including error message with error character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Leave text box with tab</text:p>
          </table:table-cell>
          <table:table-cell table:formula="of:=[.E20]" office:value-type="string" office:string-value="MsgBox including error message with error character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Leave text box with tab again</text:p>
          </table:table-cell>
          <table:table-cell table:formula="of:=[.E21]" office:value-type="string" office:string-value="MsgBox including error message with error character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ulti line command</text:p>
          </table:table-cell>
          <table:table-cell office:value-type="string">
            <text:p>Define multi lin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Predefined' dia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ancel 'Predefined' dia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multi line command</text:p>
          </table:table-cell>
          <table:table-cell office:value-type="string">
            <text:p>Command is sent</text:p>
          </table:table-cell>
          <table:table-cell office:value-type="string">
            <text:p>Used to issue an 'Invalid Command' error in a previous versio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redefined</text:p>
          </table:table-cell>
          <table:table-cell office:value-type="string">
            <text:p>Single line command</text:p>
          </table:table-cell>
          <table:table-cell office:value-type="string">
            <text:p>Create a command</text:p>
          </table:table-cell>
          <table:table-cell office:value-type="string">
            <text:p>Button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th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the command by shortcu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Tab order</text:p>
          </table:table-cell>
          <table:table-cell office:value-type="string">
            <text:p>Tab must forward from left to righ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Keys</text:p>
          </table:table-cell>
          <table:table-cell office:value-type="string">
            <text:p>Enter a valid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Dialog is quit and command is availa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the command</text:p>
          </table:table-cell>
          <table:table-cell office:value-type="string">
            <text:p>Command i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Validation</text:p>
          </table:table-cell>
          <table:table-cell office:value-type="string">
            <text:p>Enter an invalid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Hit 'Enter' again</text:p>
          </table:table-cell>
          <table:table-cell table:formula="of:=[.E37]" office:value-type="string" office:string-value="MsgBox including error message with error character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Leave text box with tab</text:p>
          </table:table-cell>
          <table:table-cell table:formula="of:=[.E38]" office:value-type="string" office:string-value="MsgBox including error message with error character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Leave text box with tab again</text:p>
          </table:table-cell>
          <table:table-cell table:formula="of:=[.E39]" office:value-type="string" office:string-value="MsgBox including error message with error character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ulti line command</text:p>
          </table:table-cell>
          <table:table-cell office:value-type="string">
            <text:p>Define multi lin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'OK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dit multi line command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'Cancel'</text:p>
          </table:table-cell>
          <table:table-cell office:value-type="string">
            <text:p>Cursor must be forwarded to description</text:p>
          </table:table-cell>
          <table:table-cell office:value-type="string">
            <text:p>Used to remove the command in a previous version</text:p>
          </table:table-cell>
          <table:table-cell table:number-columns-repeated="1018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t/.yaw cmd line</text:p>
          </table:table-cell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onsol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 is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2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"Help &gt; About" &gt; Click slightly above the right end of the 2<text:span text:style-name="T2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"Help &gt; About" &gt; Click slightly above the right end of the 3<text:span text:style-name="T2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6">26.10.2011</text:date>, <text:time>23:2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47H41M07S</meta:editing-duration>
    <meta:editing-cycles>26</meta:editing-cycles>
    <meta:generator>OpenOffice.org/3.2$Win32 OpenOffice.org_project/320m12$Build-9483</meta:generator>
    <dc:date>2011-10-26T23:20:10.33</dc:date>
    <dc:creator>Matthias Kläy</dc:creator>
    <meta:document-statistic meta:table-count="7" meta:cell-count="398" meta:object-count="0"/>
    <meta:user-defined meta:name="Info 1"/>
    <meta:user-defined meta:name="Info 2"/>
    <meta:user-defined meta:name="Info 3"/>
    <meta:user-defined meta:name="Info 4"/>
  </office:meta>
</office:document-meta>
</file>